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f09ba"/>
    </style:style>
    <style:style style:name="T3" style:family="text">
      <style:text-properties fo:color="#000000" loext:opacity="100%" officeooo:rsid="001034ad"/>
    </style:style>
    <style:style style:name="T4" style:family="text">
      <style:text-properties officeooo:rsid="00103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ораторная работа </text:span><text:span text:style-name="T2">5</text:span></text:p>
      <text:p text:style-name="P2" loext:marker-style-name="T1"/>
      <text:p text:style-name="P2" loext:marker-style-name="T1"/>
      <text:p text:style-name="P4" loext:marker-style-name="T1"><text:span text:style-name="T1">Скопировал в свой репозиторий репозиторий </text:span><text:span text:style-name="T2">командира</text:span><text:span text:style-name="T1"> с помощью Fork </text:span><text:span text:style-name="T3">на github</text:span></text:p>
      <text:p text:style-name="P4" loext:marker-style-name="T1"><text:span text:style-name="T1"/></text:p>
      <text:p text:style-name="P4" loext:marker-style-name="T1"><text:span text:style-name="T1">Склонировал файлы с гита в свой локальный репозиторий с помощью команды </text:span><text:span text:style-name="T3">git clone https://github.com/Igorek2025/Team_calculator.git</text:span></text:p>
      <text:p text:style-name="P2" loext:marker-style-name="T1"/>
      <text:p text:style-name="P4" loext:marker-style-name="T1"><text:span text:style-name="T1">Добавил ссылку на оригинальный репозиторий, это необходимо чтобы в будещем синхронизироваться с изменениями </text:span><text:span text:style-name="T3">командира</text:span><text:span text:style-name="T1">.</text:span></text:p>
      <text:p text:style-name="P4" loext:marker-style-name="T1"><text:span text:style-name="T1">git remote add upstream https://github.com/Fadelovers/Team_calculator</text:span></text:p>
      <text:p text:style-name="P2" loext:marker-style-name="T1"/>
      <text:p text:style-name="P4" loext:marker-style-name="T1"><text:span text:style-name="T1">Создал feature-ветку для внесения изменений </text:span><text:span text:style-name="T3">с помощью команды git checkout -b igorekcalk</text:span></text:p>
      <text:p text:style-name="P4" loext:marker-style-name="T1"><text:span text:style-name="T1"><text:s/></text:span></text:p>
      <text:p text:style-name="P4" loext:marker-style-name="T1"><text:span text:style-name="T1">выполнил команду git add чтоб добавить папку в р</text:span><text:span text:style-name="T3">еп</text:span><text:span text:style-name="T1">озиторий и создал коммит git commit -m «</text:span><text:span text:style-name="T3">igor</text:span><text:span text:style-name="T1">»</text:span></text:p>
      <text:p text:style-name="P4" loext:marker-style-name="T1"><text:span text:style-name="T1">запушил на новую ветку локальные изменения.</text:span><text:span text:style-name="T1"/></text:p>
      <text:p text:style-name="P2" loext:marker-style-name="T1"/>
      <text:p text:style-name="P3">Далее на странице моего форка на GitHub с помощью кнопки Compare &amp; pull request перекинул изменения в исходный репозиторий <text:span text:style-name="T4">командира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0T17:41:28.152719472</dc:date>
    <meta:editing-duration>PT3H12M1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10" meta:word-count="101" meta:character-count="775" meta:non-whitespace-character-count="682"/>
  </office:meta>
</office:document-meta>
</file>